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201700" officeooo:paragraph-rsid="00201700"/>
    </style:style>
    <style:style style:name="P2" style:family="paragraph" style:parent-style-name="Standard">
      <style:text-properties fo:font-weight="bold" officeooo:rsid="00201700" officeooo:paragraph-rsid="00201700" style:font-weight-asian="bold" style:font-weight-complex="bold"/>
    </style:style>
    <style:style style:name="P3" style:family="paragraph" style:parent-style-name="Standard">
      <style:text-properties fo:font-weight="bold" officeooo:rsid="0025626b" officeooo:paragraph-rsid="0025626b" style:font-weight-asian="bold" style:font-weight-complex="bold"/>
    </style:style>
    <style:style style:name="P4" style:family="paragraph" style:parent-style-name="Standard">
      <style:text-properties officeooo:rsid="0024a5fd" officeooo:paragraph-rsid="0024a5fd"/>
    </style:style>
    <style:style style:name="P5" style:family="paragraph" style:parent-style-name="Standard">
      <style:text-properties fo:font-weight="bold" officeooo:rsid="0029c951" officeooo:paragraph-rsid="0029c951" style:font-weight-asian="bold" style:font-weight-complex="bold"/>
    </style:style>
    <style:style style:name="P6" style:family="paragraph" style:parent-style-name="Standard">
      <style:text-properties fo:font-weight="bold" officeooo:rsid="00201700" officeooo:paragraph-rsid="00201700" style:font-weight-asian="bold" style:font-weight-complex="bold"/>
    </style:style>
    <style:style style:name="P7" style:family="paragraph" style:parent-style-name="Standard">
      <style:text-properties fo:font-weight="bold" officeooo:rsid="002af8d7" officeooo:paragraph-rsid="002af8d7" style:font-weight-asian="bold" style:font-weight-complex="bold"/>
    </style:style>
    <style:style style:name="P8" style:family="paragraph" style:parent-style-name="Standard">
      <style:text-properties officeooo:rsid="0024a5fd" officeooo:paragraph-rsid="0024a5fd"/>
    </style:style>
    <style:style style:name="P9" style:family="paragraph" style:parent-style-name="Standard">
      <style:text-properties fo:font-weight="normal" officeooo:rsid="00201700" officeooo:paragraph-rsid="00216310" style:font-weight-asian="normal" style:font-weight-complex="normal"/>
    </style:style>
    <style:style style:name="P10" style:family="paragraph" style:parent-style-name="Standard">
      <style:text-properties fo:font-weight="normal" officeooo:rsid="0029c951" officeooo:paragraph-rsid="0029c951" style:font-weight-asian="normal" style:font-weight-complex="normal"/>
    </style:style>
    <style:style style:name="P11" style:family="paragraph" style:parent-style-name="Standard">
      <style:text-properties officeooo:rsid="00201700" officeooo:paragraph-rsid="00201700"/>
    </style:style>
    <style:style style:name="P12" style:family="paragraph" style:parent-style-name="Standard">
      <style:text-properties officeooo:rsid="002251cc" officeooo:paragraph-rsid="00216310"/>
    </style:style>
    <style:style style:name="P13" style:family="paragraph" style:parent-style-name="Standard">
      <style:text-properties officeooo:paragraph-rsid="00201700"/>
    </style:style>
    <style:style style:name="P14" style:family="paragraph" style:parent-style-name="Standard">
      <style:text-properties officeooo:rsid="0025c232" officeooo:paragraph-rsid="0025c232"/>
    </style:style>
    <style:style style:name="P15" style:family="paragraph" style:parent-style-name="Standard">
      <style:text-properties officeooo:paragraph-rsid="0025c232"/>
    </style:style>
    <style:style style:name="P16" style:family="paragraph" style:parent-style-name="Standard">
      <style:text-properties officeooo:rsid="002761f0" officeooo:paragraph-rsid="002761f0"/>
    </style:style>
    <style:style style:name="P17" style:family="paragraph" style:parent-style-name="Standard">
      <style:text-properties officeooo:rsid="0027f864" officeooo:paragraph-rsid="0027f864"/>
    </style:style>
    <style:style style:name="P18" style:family="paragraph" style:parent-style-name="Standard">
      <style:text-properties officeooo:paragraph-rsid="002761f0"/>
    </style:style>
    <style:style style:name="P19" style:family="paragraph" style:parent-style-name="Standard">
      <style:text-properties officeooo:paragraph-rsid="0029c951"/>
    </style:style>
    <style:style style:name="P20" style:family="paragraph" style:parent-style-name="Standard">
      <style:text-properties officeooo:paragraph-rsid="002af8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c232" style:font-weight-asian="normal" style:font-weight-complex="normal"/>
    </style:style>
    <style:style style:name="T3" style:family="text">
      <style:text-properties fo:font-weight="normal" officeooo:rsid="00293e55" style:font-weight-asian="normal" style:font-weight-complex="normal"/>
    </style:style>
    <style:style style:name="T4" style:family="text">
      <style:text-properties fo:font-weight="normal" officeooo:rsid="002761f0" style:font-weight-asian="normal" style:font-weight-complex="normal"/>
    </style:style>
    <style:style style:name="T5" style:family="text">
      <style:text-properties fo:font-weight="normal" officeooo:rsid="0029c951" style:font-weight-asian="normal" style:font-weight-complex="normal"/>
    </style:style>
    <style:style style:name="T6" style:family="text">
      <style:text-properties fo:font-weight="normal" officeooo:rsid="002af8d7" style:font-weight-asian="normal" style:font-weight-complex="normal"/>
    </style:style>
    <style:style style:name="T7" style:family="text">
      <style:text-properties fo:font-weight="bold" officeooo:rsid="0025c232" style:font-weight-asian="bold" style:font-weight-complex="bold"/>
    </style:style>
    <style:style style:name="T8" style:family="text">
      <style:text-properties fo:font-weight="bold" officeooo:rsid="0029c951" style:font-weight-asian="bold" style:font-weight-complex="bold"/>
    </style:style>
    <style:style style:name="T9" style:family="text">
      <style:text-properties fo:font-weight="bold" officeooo:rsid="002af8d7" style:font-weight-asian="bold" style:font-weight-complex="bold"/>
    </style:style>
    <style:style style:name="T10" style:family="text">
      <style:text-properties officeooo:rsid="0025c232"/>
    </style:style>
    <style:style style:name="T11" style:family="text">
      <style:text-properties officeooo:rsid="0025fb77"/>
    </style:style>
    <style:style style:name="T12" style:family="text">
      <style:text-properties officeooo:rsid="00293e55"/>
    </style:style>
    <style:style style:name="T13" style:family="text">
      <style:text-properties officeooo:rsid="0029c951"/>
    </style:style>
    <style:style style:name="T14" style:family="text">
      <style:text-properties officeooo:rsid="002af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CB IT Stuff recording 12 <text:span text:style-name="T10">March</text:span> 2014 transmission 13/14 <text:span text:style-name="T10">March</text:span> 201<text:span text:style-name="T10">4</text:span></text:p>
      <text:p text:style-name="P2"/>
      <text:p text:style-name="P2"><text:span text:style-name="T13">[0] </text:span>Introduction</text:p>
      <text:p text:style-name="P2"/>
      <text:p text:style-name="P2"/>
      <text:p text:style-name="P13"><text:span text:style-name="T8">[2 </text:span><text:span text:style-name="T9">min</text:span><text:span text:style-name="T8">] </text:span><text:span text:style-name="T10">If you have a </text:span>Virgin Media Superhub<text:span text:style-name="T11">2 router, please make sure you have changed its admin password. <text:s/>It turns out that when you turn it on there is a seven second gap when it’s vulnerable to hacking if you’ve never changed the password. <text:s/>Virgin might get round to updating it for you one day, but in the meanwhile you really should change the password. <text:s/>That’s the Virgin Media Superhub2 router, also known as </text:span>Netgear VM DG485 hub. </text:p>
      <text:p text:style-name="P14"/>
      <text:p text:style-name="P17"><text:span text:style-name="T8">[4 </text:span><text:span text:style-name="T9">min</text:span><text:span text:style-name="T8">]</text:span><text:span text:style-name="T13"> </text:span>The world of Bitcoin has had a bit of a meltdown as the former number one exchange Mt Gox closed down. <text:s/>It turns out that hundreds of millions worth of Bitcoin had been stolen from Mt Gox because of a flaw in the trading algorithm, leaving it insolvent. <text:s/>Because the market is completely unregulated, the depositors have probably lost everything. <text:s/>Meanwhile the US magazine Newsweek claimed to have tracked down the original inventor of Bitcoin, a shadowy figure known only by the name Satoshi Nakamoto, who has been absent for years. <text:s/>They located a retired American named Dorian Nakamoto (middle name Satoshi), who denied it, as did the Original Satoshi, who suddenly turned up to tell them they’d got it wrong.</text:p>
      <text:p text:style-name="P16"/>
      <text:p text:style-name="P15"><text:span text:style-name="T8">[6 </text:span><text:span text:style-name="T9">min</text:span><text:span text:style-name="T8">] </text:span><text:span text:style-name="T13">Selfie News! Where in the world is most obsessed with taking selfies? Time Magazine crunched the big data on Instagram, they added up all the photos tagged with #selfie, sorted geographically, and divided by the population of the relevant cities. <text:s/>Guess which is the most selfie obsessed city in the UK? <text:s/>It’s Manchester, seventh most selfie obsessed city in the world with 114 selfies per 100,000 people. <text:s/>And Leeds was second in the UK, nineteenth in the world, with 72 per 100,000. Bradford ranked 61st in the world. <text:s/>Number 1 was </text:span><text:span text:style-name="Strong_20_Emphasis"><text:span text:style-name="T1">Makati City and Pasig, Philippines, </text:span></text:span><text:span text:style-name="Strong_20_Emphasis"><text:span text:style-name="T2">and London was </text:span></text:span><text:span text:style-name="Strong_20_Emphasis"><text:span text:style-name="T3">a pathetic </text:span></text:span><text:span text:style-name="Strong_20_Emphasis"><text:span text:style-name="T2">93rd. </text:span></text:span></text:p>
      <text:p text:style-name="P4"/>
      <text:p text:style-name="P16"><text:span text:style-name="T8">[8 </text:span><text:span text:style-name="T9">min</text:span><text:span text:style-name="T8">]</text:span><text:span text:style-name="T13"> T</text:span>here was much sillyness <text:span text:style-name="T12">on the Net </text:span>after a photo was posted on Prime Minister David Cameron’s Twitter showing him on a very <text:span text:style-name="T12">retro </text:span>old phone with a very serious face, supposedly talking to President Obama about the situation in Georgia. <text:s/><text:span text:style-name="T12">The twitterstorm of mockery</text:span> culminated in Sir Patrick Stewart posting a selfie of himself talking sternly on a packet of wet wipes. <text:s/>Satire isn’t dead yet.</text:p>
      <text:p text:style-name="P4"/>
      <text:p text:style-name="P18"><text:span text:style-name="T8">[10 </text:span><text:span text:style-name="T9">min</text:span><text:span text:style-name="T8">]</text:span><text:span text:style-name="T13"> More worryingly, it has emerged that Britain’s spooks at GCHQ </text:span>intercepted and stored webcam images <text:span text:style-name="T12">from 1.8 million Yahoo users worldwide. <text:s/>The pilot programme ran from 2008 to 2010 and was codenamed ‘Optic Nerve’. Straight out of the pages of 1984! <text:s/>What could possibly go wrong? <text:s/>Well, according to leaked documents, the spooks were alarmed to find that 7.</text:span>1% of <text:span text:style-name="T12">images contained what they called</text:span> "undesirable nudity”, <text:span text:style-name="T12">which was upsetting the staff who were having to watch it</text:span>. <text:span text:style-name="T12">To save embarassment all round, they tried to implement filters that recognised faces and rejected anything else. <text:s/>So it turns out that terrorists who want to video-conference safely should take all their clothes off and do something unspeakable. </text:span></text:p>
      <text:p text:style-name="P4"/>
      <text:p text:style-name="P3"><text:span text:style-name="T13">[12 min] </text:span>You’re listening to IT Stuff on BCB Radio - Logged In To Bradford</text:p>
      <text:p text:style-name="P5"/>
      <text:p text:style-name="P10">Coming up: <text:span text:style-name="T14">we’re contemplating the demise of Windows XP, and we’ll be taking a trip to Bradford University to talk about the Raspberry Pi.</text:span></text:p>
      <text:p text:style-name="P9"/>
      <text:p text:style-name="P7">[13 min] If you still run Windows XP, at home or at work, <text:span text:style-name="T1">you might have noticed a pop-up that </text:span><text:soft-page-break/><text:span text:style-name="T1">appeared in the last few days warning you that Microsoft’s support for Windows XP is finishing next month. <text:s/>The same applies to Office 2003. <text:s/>Lots of people still run XP, and in fact its market share has actually gone up for the last two months! <text:s/>So what can you do about it? <text:s/>Here’s a special report from our friend John. 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[18 min] University Pi</text:p>
      <text:p text:style-name="P12"/>
      <text:p text:style-name="P20"><text:span text:style-name="T8">[23 min] So that was I.T. Stuff, thank you for listening to BCB Radio 106.6 FM, </text:span>Yorkshire and Humber radio station of the year!<text:span text:style-name="T8"> <text:s/></text:span><text:span text:style-name="T4">Next week at this time there will be ‘Movie Time/Press Start/The Cutting Room (City Of Film)’. </text:span><text:span text:style-name="T6">A</text:span><text:span text:style-name="T4">nd when we’re back </text:span><text:span text:style-name="T6">in four weeks time</text:span><text:span text:style-name="T4"> we hope to have a report from Bradford University’s Fun Day, news about a space mission from Manchester, more about replacing Windows XP, and a book review of ‘The Cuckoo’s Egg’ by Clifford Stoll. <text:s/>Let’s hope nothing else </text:span><text:span text:style-name="T3">comes up</text:span><text:span text:style-name="T4"> before then, because that’s plenty for a great show next month. <text:s/></text:span><text:span text:style-name="T5">Thanks to co-conspirators John, David, Kriss and Shi, and we leave you with...</text:span></text:p>
      <text:p text:style-name="P1"/>
      <text:p text:style-name="P19"><text:span text:style-name="T8">[25 </text:span><text:span text:style-name="T9">min</text:span><text:span text:style-name="T8">] </text:span><text:span text:style-name="T7">Dan Bull </text:span><text:span text:style-name="T8">and</text:span><text:span text:style-name="T7"> </text:span><text:bookmark text:name="watch-headline-title"/><text:bookmark text:name="eow-title"/><text:span text:style-name="T7">THE MIGHTY QUEST FOR EPIC LOOT RAP</text:span></text:p>
      <text:p text:style-name="P19"><text:span text:style-name="T7">(and pad it out with Tetris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0:40:21.943372363</meta:creation-date>
    <dc:date>2014-03-12T12:08:16.803931418</dc:date>
    <meta:editing-duration>P0D</meta:editing-duration>
    <meta:editing-cycles>1</meta:editing-cycles>
    <meta:generator>LibreOffice/4.2.1.1$Linux_X86_64 LibreOffice_project/420m0$Build-1</meta:generator>
    <meta:document-statistic meta:table-count="0" meta:image-count="0" meta:object-count="0" meta:page-count="2" meta:paragraph-count="14" meta:word-count="759" meta:character-count="4361" meta:non-whitespace-character-count="3588"/>
  </office:meta>
</office:document-meta>
</file>